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Fine_20_Dashed" svg:stroke-width="0.051cm" svg:stroke-color="#ff3333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ff3333" draw:fill="none" draw:fill-color="#ffffff" fo:min-height="0.639cm"/>
    </style:style>
    <style:style style:name="gr4" style:family="graphic" style:parent-style-name="standard">
      <style:graphic-properties draw:stroke="none" svg:stroke-color="#ff3333" draw:fill="none" draw:fill-color="#ffffff" fo:min-height="0.742cm"/>
    </style:style>
    <style:style style:name="gr5" style:family="graphic" style:parent-style-name="standard">
      <style:graphic-properties draw:stroke="none" svg:stroke-color="#ff3333" draw:fill="none" draw:fill-color="#ffffff" fo:min-height="0.427cm"/>
    </style:style>
    <style:style style:name="gr6" style:family="graphic" style:parent-style-name="standard">
      <style:graphic-properties draw:stroke="none" svg:stroke-color="#ff3333" draw:fill="none" draw:fill-color="#ffffff" fo:min-height="0.977cm"/>
    </style:style>
    <style:style style:name="gr7" style:family="graphic" style:parent-style-name="standard">
      <style:graphic-properties draw:stroke="none" svg:stroke-color="#ff3333" draw:fill="none" draw:fill-color="#ffffff" fo:min-height="0.6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color="#ff0000" fo:font-weight="bold" style:font-weight-asian="bold" style:font-weight-complex="bold"/>
    </style:style>
    <style:style style:name="T1" style:family="text">
      <style:text-properties style:font-name="Liberation Sans" fo:font-size="12pt" fo:font-weight="bold" style:letter-kerning="true" style:font-name-asian="WenQuanYi Micro Hei" style:font-size-asian="12pt" style:font-weight-asian="bold" style:font-name-complex="Lohit Hindi" style:font-size-complex="12pt" style:font-weight-complex="bold"/>
    </style:style>
    <style:style style:name="T2" style:family="text">
      <style:text-properties fo:color="#ff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683cm" svg:height="2.032cm" svg:x="13.967cm" svg:y="5.329cm">
          <text:p text:style-name="P1"><text:span text:style-name="T1">Appraisa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683cm" svg:height="2.032cm" svg:x="9.576cm" svg:y="5.356cm">
          <text:p text:style-name="P1"><text:span text:style-name="T1">Collaboration</text:span></text:p>
          <text:p text:style-name="P1"><text:span text:style-name="T1">&amp;</text:span></text:p>
          <text:p text:style-name="P1"><text:span text:style-name="T1">Mental Stat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3.302cm" svg:x="13.894cm" svg:y="12.033cm">
          <text:p text:style-name="P1"><text:span text:style-name="T1">Motivation</text:span></text:p>
          <text:p text:style-name="P1"><text:span text:style-name="T1">&amp;</text:span></text:p>
          <text:p text:style-name="P1"><text:span text:style-name="T1">Belief Formation</text:span></text:p>
          <text:p text:style-name="P1"><text:span text:style-name="T1">&amp;</text:span></text:p>
          <text:p text:style-name="P1"><text:span text:style-name="T1">Intention Form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683cm" svg:height="2.032cm" svg:x="9.195cm" svg:y="12.079cm">
          <text:p text:style-name="P1"><text:span text:style-name="T1">Coping</text:span></text:p>
          <text:p text:style-name="P1"><text:span text:style-name="T1">&amp;</text:span></text:p>
          <text:p text:style-name="P1"><text:span text:style-name="T1">Theory of Min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985cm" svg:height="2.032cm" svg:x="10.465cm" svg:y="16.659cm">
          <text:p text:style-name="P1"><text:span text:style-name="T1">Perception &amp; Action</text:span></text:p>
          <text:p text:style-name="P1"><text:span text:style-name="T1">(ROS modules)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4.445cm" svg:height="2.794cm" svg:x="13.586cm" svg:y="4.948cm">
            <text:p text:style-name="P1"><text:span text:style-name="T1"/></text:p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0.889cm" svg:height="0.962cm" svg:x="17.831cm" svg:y="4.24cm">
            <draw:text-box>
              <text:p text:style-name="P3"><text:span text:style-name="T2">3</text:span></text:p>
            </draw:text-box>
          </draw:frame>
        </draw:g>
        <draw:g>
          <draw:custom-shape draw:style-name="gr2" draw:text-style-name="P2" draw:layer="layout" svg:width="9.543cm" svg:height="6.289cm" svg:x="9.214cm" svg:y="4.336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1.485cm" svg:height="0.992cm" svg:x="18.378cm" svg:y="3.578cm">
            <draw:text-box>
              <text:p text:style-name="P3"><text:span text:style-name="T2"><text:s/></text:span><text:span text:style-name="T2">5</text:span></text:p>
            </draw:text-box>
          </draw:frame>
        </draw:g>
        <draw:custom-shape draw:style-name="gr2" draw:text-style-name="P2" draw:layer="layout" svg:width="5.207cm" svg:height="4.29cm" svg:x="13.513cm" svg:y="11.526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0.889cm" svg:height="0.962cm" svg:x="18.539cm" svg:y="10.79cm">
          <draw:text-box>
            <text:p text:style-name="P3"><text:span text:style-name="T2">7</text:span></text:p>
          </draw:text-box>
        </draw:frame>
        <draw:g>
          <draw:custom-shape draw:style-name="gr2" draw:text-style-name="P2" draw:layer="layout" svg:width="12.792cm" svg:height="16.341cm" svg:x="7.798cm" svg:y="2.731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3" draw:layer="layout" svg:width="1.277cm" svg:height="1.227cm" svg:x="20.364cm" svg:y="1.8cm">
            <draw:text-box>
              <text:p text:style-name="P3"><text:span text:style-name="T2">11</text:span></text:p>
            </draw:text-box>
          </draw:frame>
        </draw:g>
        <draw:custom-shape draw:style-name="gr1" draw:text-style-name="P2" draw:layer="layout" svg:width="4.572cm" svg:height="2.032cm" svg:x="11.654cm" svg:y="8.15cm">
          <text:p text:style-name="P1"><text:span text:style-name="T1">Architecture Design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11.223cm" svg:height="12.813cm" svg:x="8.547cm" svg:y="3.478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3" draw:layer="layout" svg:width="0.786cm" svg:height="0.962cm" svg:x="19.572cm" svg:y="2.748cm">
            <draw:text-box>
              <text:p text:style-name="P3"><text:span text:style-name="T2">9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6T20:24:38.637576922</meta:creation-date>
    <dc:date>2014-10-06T21:01:20.396700372</dc:date>
    <meta:editing-duration>PT21M43S</meta:editing-duration>
    <meta:editing-cycles>16</meta:editing-cycles>
    <meta:generator>LibreOffice/4.2.6.3$Linux_X86_64 LibreOffice_project/420m0$Build-3</meta:generator>
    <meta:document-statistic meta:object-count="20"/>
  </office:meta>
</office:document-meta>
</file>